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1a2fa5" style:font-size-asian="12pt" style:font-size-complex="12pt"/>
    </style:style>
    <style:style style:name="P2" style:family="paragraph" style:parent-style-name="Standard">
      <style:text-properties style:font-name="Times New Roman" fo:font-size="12pt" officeooo:rsid="001a1795" officeooo:paragraph-rsid="001bae1c" style:font-size-asian="12pt" style:font-size-complex="12pt"/>
    </style:style>
    <style:style style:name="P3" style:family="paragraph" style:parent-style-name="Standard">
      <style:text-properties style:font-name="Times New Roman" fo:font-size="12pt" officeooo:rsid="001a1795" officeooo:paragraph-rsid="001a2fa5" style:font-size-asian="12pt" style:font-size-complex="12pt"/>
    </style:style>
    <style:style style:name="P4" style:family="paragraph" style:parent-style-name="Standard">
      <style:text-properties style:font-name="Times New Roman" fo:font-size="12pt" officeooo:rsid="001b4f33" officeooo:paragraph-rsid="001be05b" style:font-size-asian="12pt" style:font-size-complex="12pt"/>
    </style:style>
    <style:style style:name="P5" style:family="paragraph" style:parent-style-name="Standard">
      <style:text-properties style:font-name="Times New Roman" fo:font-size="12pt" officeooo:rsid="001b9be7" officeooo:paragraph-rsid="001c4470" style:font-size-asian="12pt" style:font-size-complex="12pt"/>
    </style:style>
    <style:style style:name="P6" style:family="paragraph" style:parent-style-name="Standard">
      <style:text-properties style:font-name="Times New Roman" fo:font-size="12pt" officeooo:rsid="001d41e6" officeooo:paragraph-rsid="001faf00" style:font-size-asian="12pt" style:font-size-complex="12pt"/>
    </style:style>
    <style:style style:name="P7" style:family="paragraph" style:parent-style-name="Standard">
      <style:text-properties style:font-name="Times New Roman" fo:font-size="12pt" officeooo:rsid="001fcecb" officeooo:paragraph-rsid="00203a74" style:font-size-asian="12pt" style:font-size-complex="12pt"/>
    </style:style>
    <style:style style:name="P8" style:family="paragraph" style:parent-style-name="Standard">
      <style:text-properties style:font-name="Times New Roman" fo:font-size="12pt" officeooo:rsid="002297d1" officeooo:paragraph-rsid="0021b802" style:font-size-asian="12pt" style:font-size-complex="12pt"/>
    </style:style>
    <style:style style:name="P9" style:family="paragraph" style:parent-style-name="Standard">
      <style:text-properties style:font-name="Times New Roman" fo:font-size="12pt" officeooo:rsid="0024437f" officeooo:paragraph-rsid="0021b802" style:font-size-asian="12pt" style:font-size-complex="12pt"/>
    </style:style>
    <style:style style:name="P10" style:family="paragraph" style:parent-style-name="Standard">
      <style:text-properties style:font-name="Times New Roman" fo:font-size="12pt" officeooo:rsid="0024437f" officeooo:paragraph-rsid="002211fd" style:font-size-asian="12pt" style:font-size-complex="12pt"/>
    </style:style>
    <style:style style:name="P11" style:family="paragraph" style:parent-style-name="Standard">
      <style:text-properties style:font-name="Times New Roman" fo:font-size="12pt" officeooo:rsid="002860b2" officeooo:paragraph-rsid="002349f6" style:font-size-asian="12pt" style:font-size-complex="12pt"/>
    </style:style>
    <style:style style:name="P12" style:family="paragraph" style:parent-style-name="Standard">
      <style:text-properties style:font-name="Times New Roman" fo:font-size="12pt" officeooo:rsid="002aa623" officeooo:paragraph-rsid="0023c60a" style:font-size-asian="12pt" style:font-size-complex="12pt"/>
    </style:style>
    <style:style style:name="P13" style:family="paragraph" style:parent-style-name="Standard">
      <style:text-properties style:font-name="Times New Roman" fo:font-size="12pt" officeooo:rsid="002c5a02" officeooo:paragraph-rsid="0023c60a" style:font-size-asian="12pt" style:font-size-complex="12pt"/>
    </style:style>
    <style:style style:name="P14" style:family="paragraph" style:parent-style-name="Standard">
      <style:text-properties style:font-name="Times New Roman" fo:font-size="12pt" officeooo:rsid="0031c69e" officeooo:paragraph-rsid="0023c60a" style:font-size-asian="12pt" style:font-size-complex="12pt"/>
    </style:style>
    <style:style style:name="P15" style:family="paragraph" style:parent-style-name="Standard">
      <style:text-properties style:font-name="Times New Roman" fo:font-size="12pt" officeooo:rsid="00335309" officeooo:paragraph-rsid="0023c60a" style:font-size-asian="12pt" style:font-size-complex="12pt"/>
    </style:style>
    <style:style style:name="P16" style:family="paragraph" style:parent-style-name="Standard">
      <style:text-properties style:font-name="Times New Roman" fo:font-size="12pt" officeooo:rsid="0034c40f" officeooo:paragraph-rsid="002d962d" style:font-size-asian="12pt" style:font-size-complex="12pt"/>
    </style:style>
    <style:style style:name="P17" style:family="paragraph" style:parent-style-name="Standard">
      <style:text-properties style:font-name="Times New Roman" fo:font-size="12pt" officeooo:rsid="003680e1" officeooo:paragraph-rsid="0023c60a" style:font-size-asian="12pt" style:font-size-complex="12pt"/>
    </style:style>
    <style:style style:name="P18" style:family="paragraph" style:parent-style-name="Standard">
      <style:text-properties style:font-name="Times New Roman" fo:font-size="12pt" officeooo:rsid="003680e1" officeooo:paragraph-rsid="0025133a" style:font-size-asian="12pt" style:font-size-complex="12pt"/>
    </style:style>
    <style:style style:name="P19" style:family="paragraph" style:parent-style-name="Standard">
      <style:text-properties style:font-name="Times New Roman" fo:font-size="12pt" officeooo:rsid="00324b53" officeooo:paragraph-rsid="0023c60a" style:font-size-asian="12pt" style:font-size-complex="12pt"/>
    </style:style>
    <style:style style:name="P20" style:family="paragraph" style:parent-style-name="Standard">
      <style:text-properties style:font-name="Times New Roman" fo:font-size="12pt" officeooo:rsid="0037b28a" officeooo:paragraph-rsid="0025133a" style:font-size-asian="12pt" style:font-size-complex="12pt"/>
    </style:style>
    <style:style style:name="P21" style:family="paragraph" style:parent-style-name="Standard">
      <style:text-properties style:font-name="Times New Roman" fo:font-size="12pt" officeooo:rsid="00396525" officeooo:paragraph-rsid="0025133a" style:font-size-asian="12pt" style:font-size-complex="12pt"/>
    </style:style>
    <style:style style:name="P22" style:family="paragraph" style:parent-style-name="Standard">
      <style:text-properties style:font-name="Times New Roman" officeooo:paragraph-rsid="001a2fa5"/>
    </style:style>
    <style:style style:name="P23" style:family="paragraph" style:parent-style-name="Standard">
      <style:text-properties style:font-name="Times New Roman" officeooo:rsid="003051bf" officeooo:paragraph-rsid="003051bf"/>
    </style:style>
    <style:style style:name="P24" style:family="paragraph" style:parent-style-name="Standard">
      <style:text-properties style:font-name="Times New Roman" officeooo:paragraph-rsid="003051bf"/>
    </style:style>
    <style:style style:name="P25" style:family="paragraph" style:parent-style-name="Standard">
      <style:text-properties officeooo:paragraph-rsid="001a2fa5"/>
    </style:style>
    <style:style style:name="P26" style:family="paragraph" style:parent-style-name="Título_20_1_20_">
      <style:text-properties style:font-name="Times New Roman" officeooo:paragraph-rsid="003051bf"/>
    </style:style>
    <style:style style:name="P27" style:family="paragraph" style:parent-style-name="Título_20_1_20_">
      <style:text-properties style:font-name="Times New Roman" officeooo:paragraph-rsid="00318080"/>
    </style:style>
    <style:style style:name="P28" style:family="paragraph" style:parent-style-name="Título_20_1_20_" style:list-style-name="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0cm"/>
          <style:tab-stop style:position="0.146cm"/>
        </style:tab-stops>
      </style:paragraph-properties>
      <style:text-properties officeooo:paragraph-rsid="001ed15d"/>
    </style:style>
    <style:style style:name="P29" style:family="paragraph" style:parent-style-name="Heading_20_1" style:list-style-name="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style:font-name="Times New Roman" officeooo:paragraph-rsid="003051bf"/>
    </style:style>
    <style:style style:name="P30" style:family="paragraph" style:parent-style-name="Heading_20_1" style:list-style-name="" style:master-page-name="">
      <loext:graphic-properties draw:fill="none"/>
      <style:paragraph-properties fo:margin-left="0cm" fo:margin-right="1.9cm" fo:margin-top="0.423cm" fo:margin-bottom="0.212cm" loext:contextual-spacing="false" fo:text-indent="0cm" style:auto-text-indent="false" style:page-number="auto" fo:background-color="transparent" fo:keep-with-next="always"/>
      <style:text-properties style:font-name="Times New Roman" officeooo:paragraph-rsid="003051bf"/>
    </style:style>
    <style:style style:name="T1" style:family="text">
      <style:text-properties officeooo:rsid="001b9be7"/>
    </style:style>
    <style:style style:name="T2" style:family="text">
      <style:text-properties officeooo:rsid="001a2fa5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3051bf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officeooo:rsid="001bae1c"/>
    </style:style>
    <style:style style:name="T7" style:family="text">
      <style:text-properties officeooo:rsid="001be05b"/>
    </style:style>
    <style:style style:name="T8" style:family="text">
      <style:text-properties officeooo:rsid="001c4470"/>
    </style:style>
    <style:style style:name="T9" style:family="text">
      <style:text-properties officeooo:rsid="001faf00"/>
    </style:style>
    <style:style style:name="T10" style:family="text">
      <style:text-properties officeooo:rsid="00203a74"/>
    </style:style>
    <style:style style:name="T11" style:family="text">
      <style:text-properties officeooo:rsid="0021b802"/>
    </style:style>
    <style:style style:name="T12" style:family="text">
      <style:text-properties officeooo:rsid="002211fd"/>
    </style:style>
    <style:style style:name="T13" style:family="text">
      <style:text-properties officeooo:rsid="002349f6"/>
    </style:style>
    <style:style style:name="T14" style:family="text">
      <style:text-properties officeooo:rsid="0023c60a"/>
    </style:style>
    <style:style style:name="T15" style:family="text">
      <style:text-properties officeooo:rsid="0025133a"/>
    </style:style>
    <style:style style:name="T16" style:family="text">
      <style:text-properties officeooo:rsid="0028c6ad"/>
    </style:style>
    <style:style style:name="T17" style:family="text">
      <style:text-properties officeooo:rsid="002a7fba"/>
    </style:style>
    <style:style style:name="T18" style:family="text">
      <style:text-properties officeooo:rsid="002d962d"/>
    </style:style>
    <style:style style:name="T19" style:family="text">
      <style:text-properties officeooo:rsid="002e1601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10.5pt" officeooo:rsid="002349f6" style:font-size-asian="10.5pt" style:font-size-complex="10.5pt"/>
    </style:style>
    <style:style style:name="T2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 text:c="3"/></text:h>
      <text:h text:style-name="P30" text:outline-level="1"><text:s text:c="29"/>Fichamento </text:h>
      <text:h text:style-name="P29" text:outline-level="1"><text:span text:style-name="T3"><text:s text:c="45"/>BOAVENTURA DE SOUSA SANTOS<text:line-break/> <text:s text:c="27"/>Professor Catedrático da Faculdade de Economia de Coimbra</text:span><text:line-break/> <text:s text:c="47"/></text:h>
      <text:h text:style-name="P26" text:outline-level="1"><text:s text:c="46"/></text:h>
      <text:h text:style-name="P26" text:outline-level="1"/>
      <text:h text:style-name="P26" text:outline-level="1"><text:s text:c="51"/></text:h>
      <text:h text:style-name="P27" text:outline-level="1"><text:s text:c="50"/><text:span text:style-name="T22"><text:s text:c="2"/></text:span></text:h>
      <text:h text:style-name="P27" text:outline-level="1"><text:span text:style-name="T22"/></text:h>
      <text:h text:style-name="P27" text:outline-level="1"><text:span text:style-name="T22"><text:s text:c="42"/>O DISCURSO E O PODER<text:line-break/> <text:s text:c="15"/>ENSAIO SOBRE A SOCIOLOGIA DA RETÓRICA JURÍDICA</text:span></text:h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4"><text:span text:style-name="T4">Aluna: Bárbara Hansen de Vasconcelos</text:span></text:p>
      <text:p text:style-name="P23"><text:span text:style-name="T3">Matrícula: 2210486100009</text:span></text:p>
      <text:p text:style-name="P23"><text:span text:style-name="T3">Disciplina: Legislação em Informática</text:span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1"><text:soft-page-break/>“A proliferação dos bairros marginais nos grandes centros urbanos dos países do chamado terceiro mundo constitui uma das características mais salientes do processo de repro<text:span text:style-name="T1">d</text:span>ução social do operariado industrial (e do exército de reserva) (…<text:span text:style-name="T2">) </text:span>” <text:span text:style-name="T2">p.9.</text:span></text:p>
      <text:p text:style-name="P1"/>
      <text:p text:style-name="P1"><text:span text:style-name="T2">“Segundo os melhores cálculos, em finais da década de 60 a população total das cerca de duzentas favelas do Rio de Janeiro oscilava entre 800 000 a 1 000 000, isto é, cerca de 1/4 da população total da cidade.” p.10.</text:span></text:p>
      <text:p text:style-name="P3"/>
      <text:p text:style-name="P2">“<text:span text:style-name="T6">(</text:span>…<text:span text:style-name="T6">) </text:span>as favelas não têm direito à instalação de equipamentos colectivos por parte do estado, desde o abastecimento de água ao domicílio, até à rede eléctrica, esgotos e pavimentação das ruas, o que cria mecanismos cumulativos de vitimização colectiva e impõe aos moradores um quotidiano particularmente duro.” <text:span text:style-name="T6">p.11.</text:span></text:p>
      <text:p text:style-name="P2"><text:s/></text:p>
      <text:p text:style-name="P4">“(…<text:span text:style-name="T7">) </text:span>com a valorização progressiva dos terrenos em que se implantaram as favelas e a especulação selvagem daí decorrente, cresceram as pressões da burguesia urbana sobre o aparelho de estado no sentido de remover em bloco para os arredores os bairros marginais da cidade,<text:span text:style-name="T7">(…) </text:span>” <text:span text:style-name="T7">p.11.</text:span></text:p>
      <text:p text:style-name="P4"/>
      <text:p text:style-name="P5">“<text:span text:style-name="T8">(</text:span>…<text:span text:style-name="T8">) </text:span>exercício das funções estatutárias se tornou cada vez mais problemático após a imposição da ditadura militar em 1964, tendo então inicio uma longa e difícil luta pela sobrevivência organizativa em condições políticas e policiais extremamente repressivas.” <text:span text:style-name="T8">p.13.</text:span></text:p>
      <text:p text:style-name="P5"/>
      <text:p text:style-name="P5">“(…<text:span text:style-name="T8">) </text:span>começa hoje a ser necessário fazer a crítica das críticas da marginalidade.<text:line-break/>É preciso denunciar concepções (no melhor dos casos ingénuas), em que a recusa da ideia de marginalidade parece arrastar consigo a recusa da ideia de exploração e dominação classistas, que caracterizam as sociedades capitalistas.” <text:span text:style-name="T8">p.13.</text:span></text:p>
      <text:p text:style-name="P5"/>
      <text:p text:style-name="P6">“(…<text:span text:style-name="T9">)</text:span> para a determinação e avaliação das lutas de classe, que a nível da reprodução social (neste caso, a habitação) são travadas nos bairros «marginais» das metrópoles capitalistas em situações não-revolucionárias” <text:span text:style-name="T9">p.15.</text:span></text:p>
      <text:p text:style-name="P4"/>
      <text:p text:style-name="P7">“ A construção teórica do presente trabalho assenta numa comparação/contraste entre o direito de Pasárgada e o direito estatal brasileiro enquanto expressão representativa do direito do estado capitalista contemporâneo.” <text:span text:style-name="T10">p.64.</text:span></text:p>
      <text:p text:style-name="P7"/>
      <text:p text:style-name="P8">“A controvérsia, que se prende com a questão, mais ampla, do etnocentrismo, consiste em saber se é legítimo (Gluckman) ou ilegítimo (Bohannan) usar na análise de outras sociedades e culturas conceitos, como, por exemplo, o conceito de direito, que são originariamente conceitos-folk (conceitos populares ou étnicos) da sociedade e cultura a que pertence o antropólogo.” <text:span text:style-name="T11">p.66.</text:span></text:p>
      <text:p text:style-name="P8"/>
      <text:p text:style-name="P9">“ <text:span text:style-name="T11">(…) </text:span>ciência «ocidental» são contraditórios e não se pode excluir à priori a possibilidade de serem utilizados como armas científicas e ideológicas na luta anti-imperialista das sociedades «nativas» sob o jugo colonial ou neo-colonial <text:span text:style-name="T11">(…) </text:span>” <text:span text:style-name="T11">p.68.</text:span></text:p>
      <text:p text:style-name="P9"/>
      <text:p text:style-name="P10">“(…<text:span text:style-name="T12">) </text:span>o conceito de disputa não representa uma alternativa ao conceito de direito e é antes uma alternativa analítica (das mais frutuosas) no interior das investigações sociológicas e antropológicas sobre o direito(…<text:span text:style-name="T12">) </text:span>” <text:span text:style-name="T12">p.69.</text:span></text:p>
      <text:p text:style-name="P10"/>
      <text:p text:style-name="P11">“No séc. <text:span text:style-name="T21">XIX</text:span><text:span text:style-name="T20"> </text:span>e primeiras décadas do nosso século, o problema do pluralismo jurídico teve amplo tratamento na filosofia e na teoria do direito.” <text:span text:style-name="T13">p.73.</text:span></text:p>
      <text:p text:style-name="P11"/>
      <text:p text:style-name="P12">“ Para além do contexto colonial, três outros contextos de pluralismo jurídico têm sido identificados pela literatura. Em primeiro lugar, o caso dos países com tradições culturais dominante ou <text:soft-page-break/>exclusivamente não europeias, que adoptam o direito europeu como instrumento de «modernização» e de consolidação do poder do estado.” <text:span text:style-name="T14">p.74.</text:span></text:p>
      <text:p text:style-name="P12"/>
      <text:p text:style-name="P13">“ <text:span text:style-name="T14">(…) </text:span>há que considerar as situações de pluralismo jurídico nos casos em que populações autóctones, «nativas» ou «indígenas», quando não totalmente exterminadas, foram submetidas ao direito do conquistador com a permissão, expressa ou implícita, de em certos domínios continuarem a seguir o seu direito tradicional.” <text:span text:style-name="T14">p.75.</text:span></text:p>
      <text:p text:style-name="P14"/>
      <text:p text:style-name="P14">“ <text:span text:style-name="T14">(…) </text:span>a análise detalhada destas situações e sociedades revela concomitantemente a conveniência em ampliar o conceito de pluralismo jurídico, de modo a cobrir situações susceptíveis de ocorrer em sociedades, cuja homogeneidade é sempre precária porque definida em termos classistas; isto é, nas sociedades capitalistas.” <text:span text:style-name="T14">p.76.</text:span></text:p>
      <text:p text:style-name="P14"/>
      <text:p text:style-name="P15">“Mesmo admitindo que o direito de Pasárgada é um autêntico direito e que estamos, por isso, perante uma situação de pluralismo jurídico, são altamente questionáveis os termos da comparação entre o direito de Pasárgada e o direito estatal.” <text:span text:style-name="T14">p.78.</text:span></text:p>
      <text:p text:style-name="P15"/>
      <text:p text:style-name="P16">“Em primeiro lugar, as sociedades tradicionais (sociedades coloniais; sociedades objecto) não eram analisadas em seus próprios termos e em função dos seus interesses, mas em termos e em função da sociedade metropolitana (sociedade colonizado<text:span text:style-name="T19">r</text:span>a; sociedade -sujeito).” <text:span text:style-name="T18">p.79.</text:span></text:p>
      <text:p text:style-name="P15"/>
      <text:p text:style-name="P17">“<text:span text:style-name="T14">(</text:span>…<text:span text:style-name="T14">) </text:span><text:s/>os vícios possíveis mas o principal consiste em que, mesmo admitindo a legitimidade de elaborar os modelos e as categorias analíticas com base na experiência social das sociedades metropolitanas, o que sucedeu muitas vezes foi que os cientistas sociais partiram de uma caracterização errada destas sociedades.” <text:span text:style-name="T14">p.80.</text:span></text:p>
      <text:p text:style-name="P19"/>
      <text:p text:style-name="P17">“ <text:span text:style-name="T16">(…) v. </text:span>Velsen considera que as comparações entre o direito africano e o direito britânico, mesmo as levadas a cabo pelos melhores antropólogos ingleses, são baseadas em noções estereotipadas e idealizadas do direito britânico, do que resulta uma excessiva ênfase no contraste polar entre os dois direitos” <text:span text:style-name="T14">p.80.</text:span></text:p>
      <text:p text:style-name="P17"/>
      <text:p text:style-name="P18">“ <text:span text:style-name="T15">(…) </text:span>a sociedade africana é normalmente concebida como uma sociedade economicamente pouco desenvolvida, do<text:span text:style-name="T17">mina</text:span>da por relações sociais multiplexas, dispondo de um direito cujo processo é flexível, sem demarcação nítida da matéria relevante e em que a reconciliação das partes tem primazia sobre tudo o mais na resolução dos litígios.” <text:span text:style-name="T15">p.81.</text:span></text:p>
      <text:p text:style-name="P18"/>
      <text:p text:style-name="P18">“(…<text:span text:style-name="T15">) </text:span>a sociedade europeia é concebida como uma sociedade economicamente desenvolvida e dominada por relações simplexas (como lhes chama), dispondo de um direito formalista, dotado de um processo inflexível e em que as decisões são baseadas na aplicação das leis sem qualquer preocupação com a reconciliação das partes.” <text:span text:style-name="T15">p.81.</text:span></text:p>
      <text:p text:style-name="P18"/>
      <text:p text:style-name="P20">“ <text:span text:style-name="T15">(…) </text:span>no calor da crítica, acabou por cair no vício oposto, igualmente grave e igualmente revelador de uma posição idealista, ao nivelar em excesso as práticas jurídicas dos direitos africanos e dos direitos europeus.” <text:span text:style-name="T15">p.82.</text:span></text:p>
      <text:p text:style-name="P20"/>
      <text:p text:style-name="P20">“(…<text:span text:style-name="T15">) </text:span>facto de ter convertido os factores da comparação em variáveis que admitem graus diferentes; consequentemente, por mais radicais que sejam os contrastes haverá sempre semelhanças, umas mais precárias que outras.” <text:span text:style-name="T15">p.83</text:span></text:p>
      <text:p text:style-name="P20"/>
      <text:p text:style-name="P21">“Como já acima ficou dito, a ameaça, porque verosímil, mantém a eloquência da presença e do poder que ela representa.” <text:span text:style-name="T15">p.83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ítulo_20_1_20_" style:display-name="Título 1 " style:family="paragraph" style:parent-style-name="Heading_20_1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6T15:12:13.971000000</meta:creation-date>
    <meta:generator>Trio_Office/6.2.8.2$Windows_x86 LibreOffice_project/</meta:generator>
    <dc:date>2023-04-06T17:09:18.704000000</dc:date>
    <meta:editing-duration>PT1H11M2S</meta:editing-duration>
    <meta:editing-cycles>26</meta:editing-cycles>
    <meta:document-statistic meta:table-count="0" meta:image-count="0" meta:object-count="0" meta:page-count="3" meta:paragraph-count="35" meta:word-count="1013" meta:character-count="7072" meta:non-whitespace-character-count="5725"/>
  </office:meta>
</office:document-meta>
</file>